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Text_20_body">
      <style:paragraph-properties fo:text-align="center" style:justify-single-word="false"/>
      <style:text-properties fo:font-size="16pt" fo:language="es" fo:country="ES" fo:font-weight="bold" officeooo:rsid="0009f64e" officeooo:paragraph-rsid="0009f64e" style:font-size-asian="16pt" style:font-weight-asian="bold" style:font-size-complex="16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text-underline-style="solid" style:text-underline-width="auto" style:text-underline-color="font-color" fo:font-weight="bold" officeooo:rsid="0009f64e" style:font-weight-asian="bold" style:font-weight-complex="bold"/>
    </style:style>
    <style:style style:name="T3" style:family="text">
      <style:text-properties fo:color="#e300e3" loext:opacity="100%" fo:language="es" fo:country="ES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ción de Servicios y Procesos</text:p>
      <text:p text:style-name="Text_20_body"><text:span text:style-name="T2">Tarea evaluable 2: </text:span><text:span text:style-name="T1">Crea un programa que simule el funcionamiento de una biblioteca. En la biblioteca hay dos tipos de acciones que los usuarios pueden realizar: </text:span><text:span text:style-name="Strong_20_Emphasis"><text:span text:style-name="T1">tomar un libro prestado </text:span></text:span><text:span text:style-name="T1">o </text:span><text:span text:style-name="Strong_20_Emphasis"><text:span text:style-name="T1">devolver un libro</text:span></text:span><text:span text:style-name="T1">. Hay 10 libros disponibles en la biblioteca al principio del día, y los usuarios pueden hacer cualquiera de estas dos acciones de manera aleatoria.</text:span></text:p>
      <text:list xml:id="list1952097936" text:style-name="L1">
        <text:list-item>
          <text:p text:style-name="P3"><text:span text:style-name="T1">El programa debe tener dos variables globales: </text:span><text:span text:style-name="Source_20_Text"><text:span text:style-name="T3">libros_disponibles</text:span></text:span><text:span text:style-name="Source_20_Text"><text:span text:style-name="T1"> </text:span></text:span><text:span text:style-name="T1">y </text:span><text:span text:style-name="Source_20_Text"><text:span text:style-name="T3">usuarios_prestamos</text:span></text:span><text:span text:style-name="T1">, donde:</text:span></text:p>
          <text:list>
            <text:list-item>
              <text:p text:style-name="P4"><text:span text:style-name="Source_20_Text"><text:span text:style-name="T3">libros_disponibles</text:span></text:span><text:span text:style-name="Source_20_Text"><text:span text:style-name="T1"> </text:span></text:span><text:span text:style-name="T1">guarda cuántos libros quedan en la biblioteca.</text:span></text:p>
            </text:list-item>
            <text:list-item>
              <text:p text:style-name="P4"><text:span text:style-name="Source_20_Text"><text:span text:style-name="T3">usuarios_prestamos</text:span></text:span><text:span text:style-name="Source_20_Text"><text:span text:style-name="T1"> </text:span></text:span><text:span text:style-name="T1">guarda cuántos libros han sido prestados en total durante el día.</text:span></text:p>
            </text:list-item>
          </text:list>
        </text:list-item>
        <text:list-item>
          <text:p text:style-name="P3"><text:span text:style-name="T1">Se debe crear una clase base común (Biblioteca) y dos clases específicas que heredarán de ella, la clase </text:span><text:span text:style-name="Strong_20_Emphasis"><text:span text:style-name="T1">ClientePrestamo </text:span></text:span><text:span text:style-name="T1">y </text:span><text:span text:style-name="Strong_20_Emphasis"><text:span text:style-name="T1">ClienteDevolucion </text:span></text:span><text:span text:style-name="T1">que realizarán un cálculo diferente. Ambas clases simulan la interacción de un usuario con la biblioteca.</text:span></text:p>
          <text:list>
            <text:list-item>
              <text:p text:style-name="P4"><text:span text:style-name="Strong_20_Emphasis"><text:span text:style-name="T1">Si un usuario toma un libro (ClientePrestamo)</text:span></text:span><text:span text:style-name="T1">: La cantidad de libros disponibles disminuye en 1 (si hay libros disponibles).</text:span></text:p>
            </text:list-item>
            <text:list-item>
              <text:p text:style-name="P4"><text:span text:style-name="Strong_20_Emphasis"><text:span text:style-name="T1">Si un usuario devuelve un libro (ClienteDevolucion)</text:span></text:span><text:span text:style-name="T1">: La cantidad de libros disponibles aumenta en 1 (si el usuario tiene libros prestados).</text:span></text:p>
            </text:list-item>
          </text:list>
        </text:list-item>
        <text:list-item>
          <text:p text:style-name="P5">Se deben crear 15 hilos. Cada hilo representará un usuario que realiza una acción aleatoria (tomar o devolver un libro).</text:p>
          <text:list>
            <text:list-item>
              <text:p text:style-name="P4"><text:span text:style-name="T1">Si el hilo representa a un usuario que toma un libro, ejecutará la clase </text:span><text:span text:style-name="Strong_20_Emphasis"><text:span text:style-name="T1">ClientePrestamo</text:span></text:span><text:span text:style-name="Source_20_Text"><text:span text:style-name="T1"> </text:span></text:span><text:span text:style-name="T1">y el nombre del hilo será Hilo_tomar_k (k empezará en 1 y se incrementará por cada Hilo_tomar_k).</text:span></text:p>
            </text:list-item>
            <text:list-item>
              <text:p text:style-name="P4"><text:span text:style-name="T1">Si el hilo representa a un usuario que devuelve un libro, ejecutará la función </text:span><text:span text:style-name="Strong_20_Emphasis"><text:span text:style-name="T1">ClienteDevolucion</text:span></text:span><text:span text:style-name="Source_20_Text"><text:span text:style-name="T1"> </text:span></text:span><text:span text:style-name="T1">y el nombre del hilo será Hilo_devolver_k (k empezará en 1 y se incrementará por cada Hilo_devolver_k).</text:span></text:p>
            </text:list-item>
          </text:list>
        </text:list-item>
        <text:list-item>
          <text:p text:style-name="P3"><text:span text:style-name="T1">Las operaciones críticas deben estar protegidas con un </text:span><text:span text:style-name="Source_20_Text"><text:span text:style-name="T3">Lock</text:span></text:span><text:span text:style-name="Source_20_Text"><text:span text:style-name="T1"> </text:span></text:span><text:span text:style-name="T1">para evitar problemas de concurrencia.</text:span></text:p>
        </text:list-item>
        <text:list-item>
          <text:p text:style-name="P5">Al final del programa, una vez que todos los usuarios han realizado sus acciones, se debe mostrar la cantidad de libros disponibles en la biblioteca y el número total de préstamos realizados durante el día.</text:p>
        </text:list-item>
        <text:list-item>
          <text:p text:style-name="P3"><text:span text:style-name="T1">Implementa una captura de excepciones dentro de los hilos utilizando el bloque </text:span><text:span text:style-name="Source_20_Text"><text:span text:style-name="T3">with</text:span></text:span><text:span text:style-name="T1">.</text:span></text:p>
        </text:list-item>
        <text:list-item>
          <text:p text:style-name="P3"><text:span text:style-name="Strong_20_Emphasis"><text:span text:style-name="T1">Importante: </text:span></text:span><text:span text:style-name="T1">Comentar el código con explicaciones completas sobre que se pretende en cada línea de código.</text:span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16T18:29:26.107000000</dc:date>
    <meta:editing-duration>PT3M31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5" meta:word-count="346" meta:character-count="2159" meta:non-whitespace-character-count="1841"/>
  </office:meta>
</office:document-meta>
</file>